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10%" draw:textarea-horizontal-align="justify" draw:textarea-vertical-align="middle" draw:auto-grow-height="false" fo:min-height="5.846cm" fo:min-width="5.85cm" draw:shadow-opacity="10%"/>
    </style:style>
    <style:style style:name="gr2" style:family="graphic" style:parent-style-name="standard">
      <style:graphic-properties draw:opacity="10%" draw:textarea-horizontal-align="justify" draw:textarea-vertical-align="middle" draw:auto-grow-height="false" fo:min-height="5.084cm" fo:min-width="2.802cm" draw:shadow-opacity="10%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3.56cm" fo:min-width="3.31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818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678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539cm"/>
    </style:style>
    <style:style style:name="gr11" style:family="graphic" style:parent-style-name="standard">
      <style:graphic-properties draw:textarea-horizontal-align="justify" draw:textarea-vertical-align="middle" draw:auto-grow-height="false" fo:min-height="3.6cm" fo:min-width="5.85cm"/>
    </style:style>
    <style:style style:name="gr12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61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9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852cm"/>
    </style:style>
    <style:style style:name="gr17" style:family="graphic" style:parent-style-name="standard">
      <style:graphic-properties draw:opacity="10%" draw:textarea-horizontal-align="justify" draw:textarea-vertical-align="middle" draw:auto-grow-height="false" fo:min-height="2.925cm" fo:min-width="2.802cm" draw:shadow-opacity="10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62cm"/>
    </style:style>
    <style:style style:name="P1" style:family="paragraph">
      <loext:graphic-properties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.35cm" svg:height="6.096cm" svg:x="12.557cm" svg:y="3.6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302cm" svg:height="5.334cm" svg:x="8.112cm" svg:y="2.6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8.62cm" svg:y="6.08cm">
          <text:p text:style-name="P2">AD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6.969cm" svg:y1="6.715cm" svg:x2="8.62cm" svg:y2="6.715cm">
          <text:p/>
        </draw:line>
        <draw:line draw:style-name="gr4" draw:text-style-name="P3" draw:layer="layout" svg:x1="3.286cm" svg:y1="6.715cm" svg:x2="4.429cm" svg:y2="6.715cm">
          <text:p/>
        </draw:line>
        <draw:line draw:style-name="gr4" draw:text-style-name="P3" draw:layer="layout" svg:x1="11.16cm" svg:y1="6.715cm" svg:x2="13.7cm" svg:y2="6.715cm">
          <text:p/>
        </draw:line>
        <draw:custom-shape draw:style-name="gr5" draw:text-style-name="P2" draw:layer="layout" svg:width="3.81cm" svg:height="3.81cm" svg:x="13.7cm" svg:y="4.81cm">
          <text:p text:style-name="P2">ICE40UP5k</text:p>
          <text:p text:style-name="P2">FPGA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54cm" svg:height="1.27cm" svg:x="20.05cm" svg:y="6.08cm">
          <text:p text:style-name="P2">PDM</text:p>
          <text:p text:style-name="P2">PMOD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7.51cm" svg:y1="6.715cm" svg:x2="20.05cm" svg:y2="6.715cm">
          <text:p/>
        </draw:line>
        <draw:line draw:style-name="gr4" draw:text-style-name="P3" draw:layer="layout" svg:x1="22.59cm" svg:y1="6.715cm" svg:x2="23.86cm" svg:y2="6.715cm">
          <text:p/>
        </draw:line>
        <draw:frame draw:style-name="gr6" draw:text-style-name="P4" draw:layer="layout" svg:width="2.327cm" svg:height="1.673cm" svg:x="1.127cm" svg:y="5.804cm">
          <draw:text-box>
            <text:p><text:span text:style-name="T1">VHF</text:span></text:p>
            <text:p><text:span text:style-name="T1">50 Ohm</text:span></text:p>
            <text:p><text:span text:style-name="T1">SMA</text:span></text:p>
          </draw:text-box>
        </draw:frame>
        <draw:frame draw:style-name="gr7" draw:text-style-name="P4" draw:layer="layout" svg:width="2.915cm" svg:height="1.673cm" svg:x="23.86cm" svg:y="5.931cm">
          <draw:text-box>
            <text:p><text:span text:style-name="T1">Stere</text:span><text:span text:style-name="T1">o</text:span></text:p>
            <text:p><text:span text:style-name="T1">3.5m</text:span><text:span text:style-name="T1">m</text:span></text:p>
            <text:p><text:span text:style-name="T1">Head</text:span><text:span text:style-name="T1">phon</text:span><text:span text:style-name="T1">es</text:span></text:p>
          </draw:text-box>
        </draw:frame>
        <draw:custom-shape draw:style-name="gr3" draw:text-style-name="P2" draw:layer="layout" svg:width="2.54cm" svg:height="1.27cm" svg:x="8.62cm" svg:y="3.54cm">
          <text:p text:style-name="P2">50MHz</text:p>
          <text:p text:style-name="P2">Osc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89cm" svg:y1="4.81cm" svg:x2="9.89cm" svg:y2="6.08cm">
          <text:p/>
        </draw:line>
        <draw:line draw:style-name="gr4" draw:text-style-name="P3" draw:layer="layout" svg:x1="9.89cm" svg:y1="5.191cm" svg:x2="13.7cm" svg:y2="5.191cm">
          <text:p/>
        </draw:line>
        <draw:line draw:style-name="gr8" draw:text-style-name="P3" draw:layer="layout" svg:x1="12.557cm" svg:y1="6.461cm" svg:x2="12.049cm" svg:y2="6.969cm">
          <text:p/>
        </draw:line>
        <draw:frame draw:style-name="gr9" draw:text-style-name="P4" draw:layer="layout" svg:width="2.178cm" svg:height="1.199cm" svg:x="11.16cm" svg:y="6.969cm">
          <draw:text-box>
            <text:p><text:span text:style-name="T1">14-bit</text:span></text:p>
            <text:p><text:span text:style-name="T1">50MS</text:span><text:span text:style-name="T1">PS</text:span></text:p>
          </draw:text-box>
        </draw:frame>
        <draw:line draw:style-name="gr8" draw:text-style-name="P3" draw:layer="layout" svg:x1="18.78cm" svg:y1="6.461cm" svg:x2="18.272cm" svg:y2="6.969cm">
          <text:p/>
        </draw:line>
        <draw:frame draw:style-name="gr10" draw:text-style-name="P4" draw:layer="layout" svg:width="2.559cm" svg:height="1.673cm" svg:x="17.491cm" svg:y="6.969cm">
          <draw:text-box>
            <text:p><text:span text:style-name="T1">2 </text:span><text:span text:style-name="T1">ch</text:span><text:span text:style-name="T1">an</text:span><text:span text:style-name="T1">nel</text:span><text:span text:style-name="T1">s</text:span></text:p>
            <text:p><text:span text:style-name="T1">1 </text:span><text:span text:style-name="T1">bit </text:span><text:span text:style-name="T1">ea</text:span><text:span text:style-name="T1">ch</text:span></text:p>
          </draw:text-box>
        </draw:frame>
        <draw:custom-shape draw:style-name="gr11" draw:text-style-name="P2" draw:layer="layout" svg:width="6.35cm" svg:height="3.85cm" svg:x="12.43cm" svg:y="13.66cm">
          <text:p text:style-name="P2">Raspberry</text:p>
          <text:p text:style-name="P2">Pi SBC</text:p>
          <draw:enhanced-geometry svg:viewBox="0 0 21600 21600" draw:type="rectangle" draw:enhanced-path="M 0 0 L 21600 0 21600 21600 0 21600 0 0 Z N"/>
        </draw:custom-shape>
        <draw:line draw:style-name="gr12" draw:text-style-name="P3" draw:layer="layout" svg:x1="15.635cm" svg:y1="8.72cm" svg:x2="15.605cm" svg:y2="13.7cm">
          <text:p/>
        </draw:line>
        <draw:frame draw:style-name="gr10" draw:text-style-name="P4" draw:layer="layout" svg:width="2.039cm" svg:height="1.673cm" svg:x="17.122cm" svg:y="10.301cm">
          <draw:text-box>
            <text:p><text:span text:style-name="T1">16-bit</text:span></text:p>
            <text:p><text:span text:style-name="T1">I2S</text:span></text:p>
            <text:p><text:span text:style-name="T1">48kSPS</text:span></text:p>
          </draw:text-box>
        </draw:frame>
        <draw:line draw:style-name="gr12" draw:text-style-name="P3" draw:layer="layout" svg:x1="17.002cm" svg:y1="8.62cm" svg:x2="17.002cm" svg:y2="13.7cm">
          <text:p/>
        </draw:line>
        <draw:line draw:style-name="gr8" draw:text-style-name="P3" draw:layer="layout" svg:x1="17.256cm" svg:y1="10.936cm" svg:x2="16.748cm" svg:y2="11.444cm">
          <text:p/>
        </draw:line>
        <draw:line draw:style-name="gr8" draw:text-style-name="P3" draw:layer="layout" svg:x1="15.889cm" svg:y1="10.936cm" svg:x2="15.381cm" svg:y2="11.444cm">
          <text:p/>
        </draw:line>
        <draw:frame draw:style-name="gr13" draw:text-style-name="P4" draw:layer="layout" svg:width="1.188cm" svg:height="0.725cm" svg:x="14.365cm" svg:y="10.846cm">
          <draw:text-box>
            <text:p><text:span text:style-name="T1">SPI</text:span></text:p>
          </draw:text-box>
        </draw:frame>
        <draw:line draw:style-name="gr12" draw:text-style-name="P3" draw:layer="layout" svg:x1="10.398cm" svg:y1="15.605cm" svg:x2="12.43cm" svg:y2="15.605cm">
          <text:p/>
        </draw:line>
        <draw:frame draw:style-name="gr14" draw:text-style-name="P4" draw:layer="layout" svg:width="2.111cm" svg:height="2.147cm" svg:x="8.62cm" svg:y="14.716cm">
          <draw:text-box>
            <text:p><text:span text:style-name="T1">Power,</text:span></text:p>
            <text:p><text:span text:style-name="T1">UI,</text:span></text:p>
            <text:p><text:span text:style-name="T1">Network</text:span></text:p>
          </draw:text-box>
        </draw:frame>
        <draw:frame draw:style-name="gr15" draw:text-style-name="P4" draw:layer="layout" svg:width="2.458cm" svg:height="0.725cm" svg:x="8.493cm" svg:y="2.651cm">
          <draw:text-box>
            <text:p><text:span text:style-name="T1">R</text:span><text:span text:style-name="T1">X</text:span><text:span text:style-name="T1">A</text:span><text:span text:style-name="T1">D</text:span><text:span text:style-name="T1">C</text:span><text:span text:style-name="T1">1</text:span><text:span text:style-name="T1">4</text:span></text:p>
          </draw:text-box>
        </draw:frame>
        <draw:frame draw:style-name="gr16" draw:text-style-name="P4" draw:layer="layout" svg:width="2.352cm" svg:height="1.199cm" svg:x="12.557cm" svg:y="3.667cm">
          <draw:text-box>
            <text:p><text:span text:style-name="T1">ice</text:span><text:span text:style-name="T1">hat</text:span></text:p>
          </draw:text-box>
        </draw:frame>
        <draw:custom-shape draw:style-name="gr3" draw:text-style-name="P2" draw:layer="layout" svg:width="2.54cm" svg:height="1.27cm" svg:x="4.429cm" svg:y="6.08cm">
          <text:p text:style-name="P2">Tun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302cm" svg:height="3.175cm" svg:x="3.921cm" svg:y="4.81cm">
          <text:p/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2.458cm" svg:height="0.725cm" svg:x="4.384cm" svg:y="4.847cm">
          <draw:text-box>
            <text:p><text:span text:style-name="T1">R8</text:span><text:span text:style-name="T1">20</text:span><text:span text:style-name="T1">T2</text:span></text:p>
          </draw:text-box>
        </draw:frame>
        <draw:line draw:style-name="gr4" draw:text-style-name="P3" draw:layer="layout" svg:x1="5.699cm" svg:y1="12.43cm" svg:x2="5.699cm" svg:y2="7.35cm">
          <text:p/>
        </draw:line>
        <draw:frame draw:style-name="gr18" draw:text-style-name="P4" draw:layer="layout" svg:width="1.162cm" svg:height="0.725cm" svg:x="12.919cm" svg:y="10.906cm">
          <draw:text-box>
            <text:p><text:span text:style-name="T1">I2C</text:span></text:p>
          </draw:text-box>
        </draw:frame>
        <draw:line draw:style-name="gr8" draw:text-style-name="P3" draw:layer="layout" svg:x1="14.081cm" svg:y1="12.43cm" svg:x2="5.726cm" svg:y2="12.43cm">
          <text:p/>
        </draw:line>
        <draw:line draw:style-name="gr12" draw:text-style-name="P3" draw:layer="layout" svg:x1="14.138cm" svg:y1="8.62cm" svg:x2="14.135cm" svg:y2="13.7cm">
          <text:p/>
        </draw:line>
        <draw:line draw:style-name="gr8" draw:text-style-name="P3" draw:layer="layout" svg:x1="14.389cm" svg:y1="10.906cm" svg:x2="13.881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ric Brombaugh</meta:initial-creator>
    <meta:creation-date>2015-08-08T13:23:03.714510263</meta:creation-date>
    <dc:date>2020-07-11T13:05:59.881710170</dc:date>
    <meta:editing-duration>PT47M51S</meta:editing-duration>
    <meta:editing-cycles>8</meta:editing-cycles>
    <meta:generator>LibreOffice/6.2.8.2$Linux_X86_64 LibreOffice_project/20$Build-2</meta:generator>
    <meta:document-statistic meta:object-count="38"/>
  </office:meta>
</office:document-meta>
</file>